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adpis1" style:family="paragraph">
      <style:paragraph-properties fo:text-align="justify"/>
    </style:style>
    <style:style style:name="P18" style:parent-style-name="Číslovanýseznam" style:family="paragraph">
      <style:paragraph-properties fo:margin-left="0.3937in" fo:text-indent="-0.3937in">
        <style:tab-stops>
          <style:tab-stop style:type="left" style:position="0in"/>
        </style:tab-stops>
      </style:paragraph-properties>
    </style:style>
    <style:style style:name="P19" style:parent-style-name="Číslovanýseznam" style:family="paragraph">
      <style:paragraph-properties fo:margin-left="0.3937in" fo:text-indent="-0.3937in">
        <style:tab-stops>
          <style:tab-stop style:type="left" style:position="0in"/>
        </style:tab-stops>
      </style:paragraph-properties>
    </style:style>
    <style:style style:name="P20" style:parent-style-name="Číslovanýseznam" style:family="paragraph">
      <style:paragraph-properties fo:margin-left="0.3937in" fo:text-indent="-0.3937in">
        <style:tab-stops>
          <style:tab-stop style:type="left" style:position="0in"/>
        </style:tab-stops>
      </style:paragraph-properties>
    </style:style>
    <style:style style:name="P21" style:parent-style-name="Číslovanýseznam" style:family="paragraph">
      <style:paragraph-properties fo:margin-left="0.3937in" fo:text-indent="-0.3937in">
        <style:tab-stops>
          <style:tab-stop style:type="left" style:position="0in"/>
        </style:tab-stops>
      </style:paragraph-properties>
    </style:style>
    <style:style style:name="P22" style:parent-style-name="Číslovanýseznam" style:family="paragraph">
      <style:paragraph-properties fo:margin-left="0.3937in" fo:text-indent="-0.3937in">
        <style:tab-stops>
          <style:tab-stop style:type="left" style:position="0in"/>
        </style:tab-stops>
      </style:paragraph-properties>
    </style:style>
    <style:style style:name="P23" style:parent-style-name="Číslovanýseznam" style:family="paragraph">
      <style:paragraph-properties fo:margin-left="0.3937in" fo:text-indent="-0.3937in">
        <style:tab-stops>
          <style:tab-stop style:type="left" style:position="0in"/>
        </style:tab-stops>
      </style:paragraph-properties>
    </style:style>
    <style:style style:name="P24" style:parent-style-name="Číslovanýseznam" style:family="paragraph">
      <style:paragraph-properties fo:margin-left="0.3937in" fo:text-indent="-0.3937in">
        <style:tab-stops>
          <style:tab-stop style:type="left" style:position="0in"/>
        </style:tab-stops>
      </style:paragraph-properties>
    </style:style>
    <style:style style:name="P25" style:parent-style-name="Číslovanýseznam" style:family="paragraph">
      <style:paragraph-properties fo:margin-left="0.3937in" fo:text-indent="-0.3937in">
        <style:tab-stops>
          <style:tab-stop style:type="left" style:position="0in"/>
        </style:tab-stops>
      </style:paragraph-properties>
    </style:style>
    <style:style style:name="P26" style:parent-style-name="Číslovanýseznam" style:family="paragraph">
      <style:paragraph-properties fo:margin-left="0.3937in" fo:text-indent="-0.3937in">
        <style:tab-stops>
          <style:tab-stop style:type="left" style:position="0in"/>
        </style:tab-stops>
      </style:paragraph-properties>
    </style:style>
    <style:style style:name="P27" style:parent-style-name="Číslovanýseznam" style:family="paragraph">
      <style:paragraph-properties fo:margin-left="0.3937in" fo:text-indent="-0.3937in">
        <style:tab-stops>
          <style:tab-stop style:type="left" style:position="0in"/>
        </style:tab-stops>
      </style:paragraph-properties>
    </style:style>
    <style:style style:name="P28" style:parent-style-name="Číslovanýseznam" style:family="paragraph">
      <style:paragraph-properties fo:margin-left="0.3937in" fo:text-indent="-0.3937in">
        <style:tab-stops>
          <style:tab-stop style:type="left" style:position="0in"/>
        </style:tab-stops>
      </style:paragraph-properties>
    </style:style>
    <style:style style:name="P29" style:parent-style-name="Číslovanýseznam" style:family="paragraph">
      <style:paragraph-properties fo:margin-left="0.3937in" fo:text-indent="-0.3937in">
        <style:tab-stops>
          <style:tab-stop style:type="left" style:position="0in"/>
        </style:tab-stops>
      </style:paragraph-properties>
    </style:style>
    <style:style style:name="P30" style:parent-style-name="Seznam" style:family="paragraph">
      <style:paragraph-properties fo:margin-left="0.3937in" fo:text-indent="-0.3937in">
        <style:tab-stops>
          <style:tab-stop style:type="left" style:position="0in"/>
        </style:tab-stops>
      </style:paragraph-properties>
    </style:style>
    <style:style style:name="P31" style:parent-style-name="Seznam" style:family="paragraph">
      <style:paragraph-properties fo:margin-left="0.3937in" fo:text-indent="-0.3937in">
        <style:tab-stops>
          <style:tab-stop style:type="left" style:position="0in"/>
        </style:tab-stops>
      </style:paragraph-properties>
    </style:style>
    <style:style style:name="P32" style:parent-style-name="Seznam" style:family="paragraph">
      <style:paragraph-properties fo:margin-left="0.3937in" fo:text-indent="-0.3937in">
        <style:tab-stops>
          <style:tab-stop style:type="left" style:position="0in"/>
        </style:tab-stops>
      </style:paragraph-properties>
    </style:style>
    <style:style style:name="P33" style:parent-style-name="Seznam" style:family="paragraph">
      <style:paragraph-properties fo:margin-left="0.3937in" fo:text-indent="-0.3937in">
        <style:tab-stops>
          <style:tab-stop style:type="left" style:position="0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89/2022<text:bookmark-end text:name="Text14"/></text:p>
            <text:p text:style-name="Normální">KVOP-59866/2022<text:bookmark-end text:name="Text2"/></text:p>
            <text:p text:style-name="Normální"><text:bookmark-start text:name="Text6"/>08. 12. 2022<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á paní</text:p>
            <text:p text:style-name="Normální"><text:bookmark-start text:name="Text9"/>P<text:bookmark-end text:name="Text9"/>. L.</text:p>
            <text:p text:style-name="Normální"/>
            <text:p text:style-name="Normální"/>
            <text:p text:style-name="Normální"/>
            <text:p text:style-name="Normální"/>
            <text:p text:style-name="Normální"/>
            <text:p text:style-name="Normální"/>
          </table:table-cell>
        </table:table-row>
      </table:table>
      <text:h text:style-name="P17" text:outline-level="1">Sdělení o vyřízení žádosti o informace podle zákona č. 106/1999 Sb., o svobodném přístupu k informacím</text:h>
      <text:p text:style-name="Základnítext">Vážená paní L.,</text:p>
      <text:p text:style-name="Základnítext">dne 24. listopadu 2022 obdržela Kancelář veřejného ochránce práv Vaši žádost o informace. Žádáte o zodpovězení následujících dotazů:</text:p>
      <text:list text:style-name="LFO3_1" text:continue-numbering="true">
        <text:list-item>
          <text:p text:style-name="P18">Jaká školení mají Krajské úřady od VOP či Ministerstva zdravotnictví a co je tématem a výstupem posledního takového školení ohledně šetření stížností na téma zdravotnictví (porody, hosp. dětí)?</text:p>
        </text:list-item>
        <text:list-item>
          <text:p text:style-name="P19">Kdy proběhlo naposledy a vidíte zlepšení?</text:p>
        </text:list-item>
        <text:list-item>
          <text:p text:style-name="P20">Kolik % stížností z celkového počtu na VOP došlých stížností na téma hospitalizace dětí, přítomnost zákonného zástupce VOP vrací krajskému úřadu Jihomoravského kraje k přepracování za jeho chyby v roce 2020, 2021, 2022?</text:p>
        </text:list-item>
        <text:list-item>
          <text:p text:style-name="P21">Kolik % stížností z celkového počtu na VOP došlých stížností na téma hospitalizace dětí, přítomnost zákonného zástupce VOP vrací MHMP v Praze k přepracování za jeho chyby v roce 2020, 2021, 2022?</text:p>
        </text:list-item>
        <text:list-item>
          <text:p text:style-name="P22">Kolik stížností na jakékoliv téma<text:s/>od zastánčího Spolku<text:s/>J. m.<text:s/>při zastoupení klienta Zmocněncem (já) došlo na VOP pro přezkum vyřízení stížnosti Krajským úřadem Ústeckého kraje v roce 2018, 2019, 2020, 2021?</text:p>
        </text:list-item>
        <text:list-item>
          <text:p text:style-name="P23">Kolik z těchto stížností z bodu 5 bylo VOP zahájeno šetření k přezkumu práce<text:s/>Krajského úřadu Ústeckého kraje v roce 2018, 2019, 2020?</text:p>
        </text:list-item>
        <text:list-item>
          <text:p text:style-name="P24">Kolik stížností na jakékoliv téma od zastánčího Spolku<text:s/>J. m.<text:s/>při zastoupení klienta Zmocněncem (já) došlo na VOP pro přezkum vyřízení stížnosti Krajským úřadem Středočeského kraje v roce 2018,<text:s/>2019, 2020?</text:p>
        </text:list-item>
        <text:list-item>
          <text:p text:style-name="P25">Kolik z těchto stížností z bodu 7 bylo VOP zahájeno šetření k přezkumu práce Krajského úřadu Středočeského kraje v roce 2018, 2019, 2020?</text:p>
        </text:list-item>
        <text:list-item>
          <text:p text:style-name="P26">Kolik stížností na jakékoliv téma od zastánčího Spolku<text:s/>J. m.<text:s/>při zastoupení klienta Zmocněncem (já)<text:s/>došlo na VOP pro přezkum vyřízení stížnosti Krajským úřadem Jihomoravského kraje v roce 2018, 2019, 2020?</text:p>
        </text:list-item>
        <text:list-item>
          <text:p text:style-name="P27">Kolik z těchto stížností z bodu 5 bylo VOP zahájeno šetření k přezkumu práce Krajského úřadu Jihomoravského kraje v roce 2018, 2019, 2020?</text:p>
        </text:list-item>
        <text:list-item>
          <text:p text:style-name="P28">Kolik stížností na jakékoliv téma od zastánčího Spolku<text:s/>J. m.<text:s/>při zastoupení klienta Zmocněncem (já) došlo na VOP pro přezkum vyřízení stížnosti Krajským úřadem Magistrátem MHMP v roce 2018, 2019, 2020?</text:p>
        </text:list-item>
        <text:list-item>
          <text:p text:style-name="P29">Kolik z těchto stížností z bodu 11 bylo VOP zahájeno šetření k přezkumu práce Krajského úřadu MHMP v roce 2018, 2019, 2020?</text:p>
        </text:list-item>
      </text:list>
      <text:p text:style-name="Základnítext"><text:span text:style-name="Silné">Dáváme Vám tyto informace</text:span>:</text:p>
      <text:h text:style-name="Nadpis2" text:outline-level="2">K bodu č. 1</text:h>
      <text:p text:style-name="Základnítext">Veřejný ochránce práv usiluje o zlepšení praxe správních orgánů vyřizujících stížnosti ve zdravotnictví různými způsoby:</text:p>
      <text:list text:style-name="LFO3" text:continue-numbering="true">
        <text:list-item>
          <text:p text:style-name="P30">Jedním z těchto způsobů je pořádání tzv. kulatých stolů. Dne 30. září 2020 se uskutečnil kulatý stůl se zástupci správních orgánů a příslušnými ministerstvy v oblasti zdravotnictví na téma Vyřizování stížností na poskytovatele zdravotních služeb. Následně se dne 12. května 2021 uskutečnil kulatý stůl na stejné téma se zástupci nevládních organizací, zástupci některých poskytovatelů zdravotních služeb a dalšími odborníky.</text:p>
        </text:list-item>
        <text:list-item>
          <text:p text:style-name="P31">V současné době ochránce vede šetření z vlastní iniciativy týkající se postupu správních orgánů při šetření a vyřizování stížností ve zdravotnictví. Další kulatý stůl pro správní orgány se tedy uskuteční poté, co budou známy výsledky tohoto šetření.</text:p>
        </text:list-item>
        <text:list-item>
          <text:p text:style-name="P32">Dále ochránce prezentuje své poznatky ze šetření individuálních podnětů na různých konferencích a seminářích. Naposledy se ve dnech 20. - 21. října 2022 uskutečnila konference Setkání ombudsmanů ve zdravotnictví ČR 2022, na které byli přítomni i zástupci některých správních orgánů vyřizujících stížnosti ve zdravotnictví. Této konference se aktivně účastnila i zaměstnankyně Kanceláře veřejného ochránce práv a představila aktuality a poznatky veřejného ochránce práv v oblasti zdravotnictví, zejména pak problematiku nahrávek pořizovaných pacienty jako důkaz při vyřizování stížností.</text:p>
        </text:list-item>
        <text:list-item>
          <text:p text:style-name="P33">Kancelář veřejného ochránce práv seznamuje se svojí činností i širokou veřejnost (včetně krajských úřadů), a to např. prostřednictvím tiskových zpráv<text:span text:style-name="Značkapozn.podčarou"><text:note text:note-class="footnote" text:id="_ftn0"><text:note-citation>1</text:note-citation><text:note-body><text:p text:style-name="Textpozn.podčarou"><text:s/><text:span text:style-name="Značkapozn.podčarou"><text:tab/></text:span>Blíže viz<text:s/><text:a xlink:href="https://www.ochrance.cz/vystupy/tz/" office:target-frame-name="_top" xlink:show="replace"><text:span text:style-name="Hypertextovýodkaz">https://www.ochrance.cz/vystupy/tz/</text:span></text:a>.<text:s/></text:p></text:note-body></text:note></text:span>, podcastů<text:span text:style-name="Značkapozn.podčarou"><text:note text:note-class="footnote" text:id="_ftn1"><text:note-citation>2</text:note-citation><text:note-body><text:p text:style-name="Textpozn.podčarou"><text:s/><text:span text:style-name="Značkapozn.podčarou"><text:tab/></text:span>Blíže viz<text:s/><text:a xlink:href="https://www.ochrance.cz/vystupy/podcast/" office:target-frame-name="_top" xlink:show="replace"><text:span text:style-name="Hypertextovýodkaz">https://www.ochrance.cz/vystupy/podcast/</text:span></text:a>.<text:s/></text:p></text:note-body></text:note></text:span><text:s/>apod.</text:p>
        </text:list-item>
      </text:list>
      <text:p text:style-name="Normální">Veřejný ochránce práv nemá informaci o tom, jaká školení pro správní orgány pořádá Ministerstvo zdravotnictví. S tímto dotazem se tak prosím obraťte přímo na Ministerstvo zdravotnictví.</text:p>
      <text:p text:style-name="Normální"/>
      <text:h text:style-name="Nadpis2" text:outline-level="2">K bodu č. 2</text:h>
      <text:p text:style-name="Základnítext">Odpověď na první část této Vaší otázky je obsažena již v přechozím bodě.</text:p>
      <text:p text:style-name="Základnítext">K druhé části otázky mohu pouze uvést, že ochránce nevede statistku, jak se jednotlivé správní orgány při vyřizování stížností ve zdravotnictví řídí jeho doporučeními či návrhy.</text:p>
      <text:soft-page-break/>
      <text:h text:style-name="Nadpis2" text:outline-level="2">K bodu č. 3</text:h>
      <text:p text:style-name="Základnítext">Upřesňuji, že v tomto a následujícím bodě jsou uvedeny počty věcí, ve kterých bylo ochráncem<text:s/><text:span text:style-name="Silné">zahájeno šetření, bez ohledu na jeho výsledek</text:span><text:s/>– tedy, zda ochránce shledal v postupu správního orgánu pochybení či nikoliv.</text:p>
      <text:p text:style-name="Základnítext">V roce 2020 neobdržel ochránce žádnou stížnost na postup Krajského úřadu Jihomoravského kraje (dále jen „KÚ JMK“) obsahující námitku týkající se hospitalizace nezletilého a přítomnosti zákonných zástupců.</text:p>
      <text:p text:style-name="Základnítext">V roce 2021 obdržel ochránce 1<text:s/>stížnost na postup KÚ JMK obsahující tuto námitku a v této věci také zahájil šetření. Jedná se tedy o 100 % stížností.</text:p>
      <text:p text:style-name="Základnítext">V roce 2022 obdržel ochránce 2 stížnosti na postup KÚ JMK obsahující tuto námitku a v obou věcech zahájil šetření (přičemž 1 šetření není<text:s/>dosud skončeno). Jedná se tedy o 100 % stížností.</text:p>
      <text:h text:style-name="Nadpis2" text:outline-level="2">K bodu č. 4</text:h>
      <text:p text:style-name="Základnítext">V roce 2020 obdržel ochránce 4 stížnosti na postup Magistrátu hlavního města Prahy (dále jen „MHMP“) obsahující tuto námitku a ve všech 4 případech zahájil šetření. Jedná se tedy o 100 % stížností.</text:p>
      <text:p text:style-name="Základnítext">V roce 2021 obdržel ochránce 9 stížností na postup MHMP obsahující tuto námitku a ve všech 9 případech zahájil šetření. Jedná se tedy o 100 % stížností.</text:p>
      <text:p text:style-name="Základnítext">V roce 2022 obdržel ochránce 3 stížnosti na postup MHMP obsahující tuto námitku a opět ve všech případech zahájil šetření (přičemž 1 šetření není dosud skončeno). Jedná se tedy o 100 % stížností.</text:p>
      <text:h text:style-name="Nadpis2" text:outline-level="2">K bodu č. 5</text:h>
      <text:p text:style-name="Základnítext">K tomuto a následujícím bodům uvádím, že uvedené počty stížností odpovídají stížnostem podaným spolkem<text:s/>J. M., z.s., v době, kdy jste byla podle obchodního rejstříku předsedkyní tohoto spolku.<text:span text:style-name="Značkapozn.podčarou"><text:note text:note-class="footnote" text:id="_ftn2"><text:note-citation>3</text:note-citation><text:note-body><text:p text:style-name="Textpozn.podčarou"><text:s/><text:span text:style-name="Značkapozn.podčarou"><text:tab/></text:span>Jedná se o období 17. května 2015 až 17. května 2016, 15. května 2018 až 30. ledna 2021 a 2. října až do současnosti.<text:s/></text:p></text:note-body></text:note></text:span></text:p>
      <text:p text:style-name="Základnítext">Počet stížností v roce 2018:1</text:p>
      <text:p text:style-name="Základnítext">Počet stížností v roce 2019:1</text:p>
      <text:p text:style-name="Základnítext">Počet stížností v roce 2020:1</text:p>
      <text:p text:style-name="Základnítext">Počet stížností v roce 2021:1</text:p>
      <text:h text:style-name="Nadpis2" text:outline-level="2">K bodu č. 6</text:h>
      <text:p text:style-name="Základnítext">Ochránce zahájil šetření stížností z bodu č. 5 v následujících případech:</text:p>
      <text:soft-page-break/>
      <text:p text:style-name="Základnítext">V roce 2018:1</text:p>
      <text:p text:style-name="Základnítext">V roce 2019:1</text:p>
      <text:p text:style-name="Základnítext">V roce 2020:1</text:p>
      <text:p text:style-name="Základnítext">V roce 2021:<text:span text:style-name="Značkapozn.podčarou"><text:note text:note-class="footnote" text:id="_ftn3"><text:note-citation>4</text:note-citation><text:note-body><text:p text:style-name="Textpozn.podčarou"><text:s/><text:span text:style-name="Značkapozn.podčarou"><text:tab/></text:span>V otázce číslo 6 uvádíte jiný rozsah časového období, než v související<text:s/>otázce číslo 5 (není uveden rok 2021). Domnívám se, že jde o nedopatření, proto Vám poskytuji odpověď i pro rok 2021.</text:p></text:note-body></text:note></text:span>1</text:p>
      <text:h text:style-name="Nadpis2" text:outline-level="2">K bodu č. 7</text:h>
      <text:p text:style-name="Základnítext">Počet stížností v roce 2018:1</text:p>
      <text:p text:style-name="Základnítext">Počet stížností v roce 2019:1</text:p>
      <text:p text:style-name="Základnítext">Počet stížností v roce 2020:1</text:p>
      <text:h text:style-name="Nadpis2" text:outline-level="2">K bodu č. 8</text:h>
      <text:p text:style-name="Základnítext">Ochránce zahájil šetření stížností z bodu č. 7 v následujících případech:</text:p>
      <text:p text:style-name="Základnítext">V roce 2018:1</text:p>
      <text:p text:style-name="Základnítext">V roce 2019:1</text:p>
      <text:p text:style-name="Základnítext">V roce 2020:1</text:p>
      <text:h text:style-name="Nadpis2" text:outline-level="2">K bodu č. 9</text:h>
      <text:p text:style-name="Základnítext">Počet stížností v roce 2018:0</text:p>
      <text:p text:style-name="Základnítext">Počet stížností v roce 2019:2</text:p>
      <text:p text:style-name="Základnítext">Počet stížností v roce 2020:2</text:p>
      <text:h text:style-name="Nadpis2" text:outline-level="2">K bodu č. 10</text:h>
      <text:p text:style-name="Základnítext">Ochránce zahájil šetření stížností z bodu č. 9<text:s/>v následujících případech:</text:p>
      <text:p text:style-name="Základnítext">V roce 2018:0</text:p>
      <text:p text:style-name="Základnítext">V roce 2019:1</text:p>
      <text:p text:style-name="Základnítext">V roce 2020:1</text:p>
      <text:h text:style-name="Nadpis2" text:outline-level="2">K bodu č. 11</text:h>
      <text:p text:style-name="Základnítext">Počet stížností v roce 2018:1</text:p>
      <text:p text:style-name="Základnítext">Počet stížností v roce 2019:0</text:p>
      <text:soft-page-break/>
      <text:p text:style-name="Základnítext">Počet stížností v roce 2020:7</text:p>
      <text:h text:style-name="Nadpis2" text:outline-level="2">K bodu č. 12</text:h>
      <text:p text:style-name="Základnítext">Ochránce zahájil šetření stížností z bodu č. 11 v následujících případech:</text:p>
      <text:p text:style-name="Základnítext">V roce 2018:1</text:p>
      <text:p text:style-name="Základnítext">V roce 2019:0</text:p>
      <text:p text:style-name="Základnítext">V roce 2020:7</text:p>
      <text:p text:style-name="Základnítext">V dopise, který jste ochránci poslala spolu s žádostí o informace, rovněž požadujete, aby veřejný ochránce práv zprostředkoval správní orgánům Vámi vypracované Desatero při řešení stížností. Tomuto Vašemu požadavku veřejný ochránce práv nevyhoví, neboť již v roce 2017 tehdejší veřejná ochránkyně práv formulovala Zásady vyřizování stížností na postup poskytovatelů zdravotních služeb.<text:span text:style-name="Značkapozn.podčarou"><text:note text:note-class="footnote" text:id="_ftn4"><text:note-citation>5</text:note-citation><text:note-body><text:p text:style-name="Textpozn.podčarou"><text:s/><text:span text:style-name="Značkapozn.podčarou"><text:tab/></text:span>Tyto zásady naleznete i v elektronické podobě zde:<text:s/><text:a xlink:href="https://eso.ochrance.cz/Nalezene/Edit/5340" office:target-frame-name="_top" xlink:show="replace"><text:span text:style-name="Hypertextovýodkaz">https://eso.ochrance.cz/Nalezene/Edit/5340</text:span></text:a>.</text:p><text:p text:style-name="Textpozn.podčarou"/></text:note-body></text:note></text:span><text:s/>Tyto zásady (naše desatero) jsou stále aktuální a ochránce na ně při své činnosti odkazuje. Naleznete je v příloze.</text:p>
      <text:p text:style-name="Základnítext">Vážená paní Langová, věřím, že jsem Vám poskytl informace, které jste požadovala. Nicméně pro případ že ne, doporučuji Vám formulovat dotazy přesněji, aby bylo zcela zřejmé, o jaké informace žádáte. Určitě není problém znění otázek předem konzultovat s mými kolegy a kolegyněmi (třeba telefonicky), abychom Vám mohli<text:s/>odpovědět co nejpřesněji.</text:p>
      <text:p text:style-name="Základnítext">S pozdravem</text:p>
      <text:p text:style-name="Základnítext"/>
      <text:p text:style-name="podpis">JUDr. Pavel Pořízek, Ph.D., v. r.</text:p>
      <text:p text:style-name="podpis">vedoucí Kanceláře veřejného ochránce práv</text:p>
      <text:p text:style-name="podpis">(podepsáno elektronicky)</text:p>
      <text:p text:style-name="Příloha"/>
      <text:p text:style-name="Příloha"/>
      <text:p text:style-name="Příloha">Příloha</text:p>
      <text:p text:style-name="Normální">Zásady vyřizování stížností na postup poskytovatelů zdravotních služeb</text:p>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4</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D5203*</text:span></text:p>
        <text:p text:style-name="P12"><text:span text:style-name="T13">KVOPX00D5203</text:span>KVOPX00D5203</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3-01-23T11:09:00Z</meta:creation-date>
    <dc:date>2023-01-23T11:17:00Z</dc:date>
    <meta:print-date>2022-12-08T13:48:00Z</meta:print-date>
    <meta:template xlink:href="KVOP_dopis%20vedoucího" xlink:type="simple"/>
    <meta:editing-cycles>3</meta:editing-cycles>
    <meta:editing-duration>PT180S</meta:editing-duration>
    <meta:user-defined meta:name="ContentTypeId">0x010100D3A71DC738674B4893D02C4CA0E22FAC</meta:user-defined>
    <meta:document-statistic meta:page-count="5" meta:paragraph-count="15" meta:word-count="1152" meta:character-count="7936" meta:row-count="56" meta:non-whitespace-character-count="6799"/>
  </office:meta>
</office:document-meta>
</file>